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925e" officeooo:paragraph-rsid="000d925e"/>
    </style:style>
    <style:style style:name="P2" style:family="paragraph" style:parent-style-name="Standard">
      <style:text-properties officeooo:rsid="000d925e" officeooo:paragraph-rsid="001cc679"/>
    </style:style>
    <style:style style:name="P3" style:family="paragraph" style:parent-style-name="Standard">
      <style:text-properties officeooo:rsid="000d925e" officeooo:paragraph-rsid="00215b4f"/>
    </style:style>
    <style:style style:name="P4" style:family="paragraph" style:parent-style-name="Standard">
      <style:text-properties officeooo:rsid="000d925e" officeooo:paragraph-rsid="0022e746"/>
    </style:style>
    <style:style style:name="P5" style:family="paragraph" style:parent-style-name="Standard">
      <style:text-properties officeooo:rsid="000d925e" officeooo:paragraph-rsid="00284be5"/>
    </style:style>
    <style:style style:name="P6" style:family="paragraph" style:parent-style-name="Standard">
      <style:text-properties officeooo:rsid="000d925e" officeooo:paragraph-rsid="0029956c"/>
    </style:style>
    <style:style style:name="P7" style:family="paragraph" style:parent-style-name="Standard">
      <style:text-properties officeooo:rsid="000d925e" officeooo:paragraph-rsid="002a602d"/>
    </style:style>
    <style:style style:name="P8" style:family="paragraph" style:parent-style-name="Standard">
      <style:text-properties officeooo:rsid="000d925e" officeooo:paragraph-rsid="002ddc4a"/>
    </style:style>
    <style:style style:name="P9" style:family="paragraph" style:parent-style-name="Standard">
      <style:text-properties officeooo:rsid="000d925e" officeooo:paragraph-rsid="002fedc1"/>
    </style:style>
    <style:style style:name="P10" style:family="paragraph" style:parent-style-name="Standard">
      <style:text-properties officeooo:rsid="000d925e" officeooo:paragraph-rsid="003273b1"/>
    </style:style>
    <style:style style:name="P11" style:family="paragraph" style:parent-style-name="Standard">
      <style:text-properties officeooo:rsid="000d925e" officeooo:paragraph-rsid="00336224"/>
    </style:style>
    <style:style style:name="P12" style:family="paragraph" style:parent-style-name="Standard">
      <style:text-properties officeooo:rsid="000d925e" officeooo:paragraph-rsid="00969474"/>
    </style:style>
    <style:style style:name="P13" style:family="paragraph" style:parent-style-name="Standard">
      <style:text-properties officeooo:rsid="000d925e" officeooo:paragraph-rsid="00a1e652"/>
    </style:style>
    <style:style style:name="P14" style:family="paragraph" style:parent-style-name="Standard">
      <style:text-properties officeooo:rsid="00215b4f" officeooo:paragraph-rsid="00215b4f"/>
    </style:style>
    <style:style style:name="P15" style:family="paragraph" style:parent-style-name="Standard">
      <style:text-properties officeooo:rsid="00212bc7" officeooo:paragraph-rsid="00215b4f"/>
    </style:style>
    <style:style style:name="P16" style:family="paragraph" style:parent-style-name="Standard">
      <style:text-properties officeooo:rsid="002ddc4a" officeooo:paragraph-rsid="002ddc4a"/>
    </style:style>
    <style:style style:name="P17" style:family="paragraph" style:parent-style-name="Standard">
      <style:text-properties fo:color="#009933" officeooo:rsid="000d925e" officeooo:paragraph-rsid="000d925e"/>
    </style:style>
    <style:style style:name="P18" style:family="paragraph" style:parent-style-name="Standard">
      <style:text-properties fo:color="#009933" officeooo:rsid="000d925e" officeooo:paragraph-rsid="0018fad8"/>
    </style:style>
    <style:style style:name="P19" style:family="paragraph" style:parent-style-name="Standard">
      <style:text-properties fo:color="#009933" officeooo:rsid="000d925e" officeooo:paragraph-rsid="0011609e"/>
    </style:style>
    <style:style style:name="P20" style:family="paragraph" style:parent-style-name="Standard">
      <style:text-properties fo:color="#009933" officeooo:rsid="000d925e" officeooo:paragraph-rsid="001b09b9"/>
    </style:style>
    <style:style style:name="P21" style:family="paragraph" style:parent-style-name="Standard">
      <style:text-properties fo:color="#009933" officeooo:rsid="000d925e" officeooo:paragraph-rsid="001cc679"/>
    </style:style>
    <style:style style:name="P22" style:family="paragraph" style:parent-style-name="Standard">
      <style:text-properties fo:color="#009933" officeooo:rsid="000d925e" officeooo:paragraph-rsid="00284be5"/>
    </style:style>
    <style:style style:name="P23" style:family="paragraph" style:parent-style-name="Standard">
      <style:text-properties fo:color="#009933" officeooo:rsid="00212bc7" officeooo:paragraph-rsid="00284be5"/>
    </style:style>
    <style:style style:name="P24" style:family="paragraph" style:parent-style-name="Standard">
      <style:text-properties officeooo:rsid="003d5fce" officeooo:paragraph-rsid="003d5fce"/>
    </style:style>
    <style:style style:name="P25" style:family="paragraph" style:parent-style-name="Standard">
      <style:text-properties fo:color="#007826" officeooo:rsid="000d925e" officeooo:paragraph-rsid="004c961b"/>
    </style:style>
    <style:style style:name="P26" style:family="paragraph" style:parent-style-name="Standard">
      <style:text-properties officeooo:rsid="0066faeb" officeooo:paragraph-rsid="0066faeb"/>
    </style:style>
    <style:style style:name="P27" style:family="paragraph" style:parent-style-name="Standard">
      <style:text-properties officeooo:rsid="0067f6ab" officeooo:paragraph-rsid="0067f6ab"/>
    </style:style>
    <style:style style:name="P28" style:family="paragraph" style:parent-style-name="Standard">
      <style:text-properties officeooo:rsid="00691e04" officeooo:paragraph-rsid="00691e04"/>
    </style:style>
    <style:style style:name="P29" style:family="paragraph" style:parent-style-name="Standard">
      <style:text-properties fo:color="#000000" officeooo:rsid="001f4b6a" officeooo:paragraph-rsid="005bb867"/>
    </style:style>
    <style:style style:name="P30" style:family="paragraph" style:parent-style-name="Standard">
      <style:text-properties fo:color="#000000" officeooo:rsid="000d925e" officeooo:paragraph-rsid="0073cc63"/>
    </style:style>
    <style:style style:name="P31" style:family="paragraph" style:parent-style-name="Standard">
      <style:text-properties fo:color="#000000" officeooo:rsid="006c914d" officeooo:paragraph-rsid="0073cc63"/>
    </style:style>
    <style:style style:name="P32" style:family="paragraph" style:parent-style-name="Standard">
      <style:text-properties fo:color="#000000" officeooo:rsid="00721432" officeooo:paragraph-rsid="00744647"/>
    </style:style>
    <style:style style:name="P33" style:family="paragraph" style:parent-style-name="Standard">
      <style:text-properties fo:color="#000000" officeooo:rsid="0073563d" officeooo:paragraph-rsid="00744647"/>
    </style:style>
    <style:style style:name="P34" style:family="paragraph" style:parent-style-name="Standard">
      <style:text-properties fo:color="#000000" officeooo:rsid="008800a0" officeooo:paragraph-rsid="008a5693"/>
    </style:style>
    <style:style style:name="P35" style:family="paragraph" style:parent-style-name="Standard">
      <style:text-properties fo:color="#000000" officeooo:rsid="0088c795" officeooo:paragraph-rsid="008a5693"/>
    </style:style>
    <style:style style:name="P36" style:family="paragraph" style:parent-style-name="Standard">
      <style:text-properties fo:color="#000000" officeooo:rsid="008b1863" officeooo:paragraph-rsid="008d24dc"/>
    </style:style>
    <style:style style:name="P37" style:family="paragraph" style:parent-style-name="Standard">
      <style:text-properties fo:color="#000000" officeooo:rsid="008b3aa5" officeooo:paragraph-rsid="008d24dc"/>
    </style:style>
    <style:style style:name="P38" style:family="paragraph" style:parent-style-name="Standard">
      <style:text-properties fo:color="#000000" officeooo:rsid="008c4d49" officeooo:paragraph-rsid="008d2f40"/>
    </style:style>
    <style:style style:name="P39" style:family="paragraph" style:parent-style-name="Standard">
      <style:text-properties fo:color="#000000" officeooo:rsid="005222bb" officeooo:paragraph-rsid="0084faee"/>
    </style:style>
    <style:style style:name="P40" style:family="paragraph" style:parent-style-name="Standard">
      <style:text-properties fo:color="#000000" officeooo:rsid="0082fc9e" officeooo:paragraph-rsid="00867911"/>
    </style:style>
    <style:style style:name="P41" style:family="paragraph" style:parent-style-name="Standard">
      <style:text-properties fo:color="#000000" officeooo:rsid="0083b924" officeooo:paragraph-rsid="00867911"/>
    </style:style>
    <style:style style:name="P42" style:family="paragraph" style:parent-style-name="Standard">
      <style:text-properties fo:color="#000000" officeooo:rsid="0084a6c5" officeooo:paragraph-rsid="0087f2b3"/>
    </style:style>
    <style:style style:name="P43" style:family="paragraph" style:parent-style-name="Standard">
      <style:text-properties officeooo:rsid="0075d2a5" officeooo:paragraph-rsid="007abf9c"/>
    </style:style>
    <style:style style:name="P44" style:family="paragraph" style:parent-style-name="Standard">
      <style:text-properties officeooo:rsid="0077c7fe" officeooo:paragraph-rsid="007bef98"/>
    </style:style>
    <style:style style:name="P45" style:family="paragraph" style:parent-style-name="Standard">
      <style:text-properties officeooo:rsid="0079b336" officeooo:paragraph-rsid="007d73c0"/>
    </style:style>
    <style:style style:name="P46" style:family="paragraph" style:parent-style-name="Standard">
      <style:text-properties officeooo:rsid="007a491e" officeooo:paragraph-rsid="007ee7bf"/>
    </style:style>
    <style:style style:name="P47" style:family="paragraph" style:parent-style-name="Standard">
      <style:text-properties officeooo:rsid="008d9751" officeooo:paragraph-rsid="0098374b"/>
    </style:style>
    <style:style style:name="P48" style:family="paragraph" style:parent-style-name="Standard">
      <style:text-properties officeooo:rsid="0090152b" officeooo:paragraph-rsid="0098c894"/>
    </style:style>
    <style:style style:name="P49" style:family="paragraph" style:parent-style-name="Standard">
      <style:text-properties officeooo:rsid="00919c9e" officeooo:paragraph-rsid="009a23ff"/>
    </style:style>
    <style:style style:name="P50" style:family="paragraph" style:parent-style-name="Standard">
      <style:text-properties officeooo:rsid="00930877" officeooo:paragraph-rsid="009bf010"/>
    </style:style>
    <style:style style:name="P51" style:family="paragraph" style:parent-style-name="Standard">
      <style:text-properties officeooo:rsid="009d90e7" officeooo:paragraph-rsid="00a33f3a"/>
    </style:style>
    <style:style style:name="P52" style:family="paragraph" style:parent-style-name="Standard">
      <style:text-properties officeooo:rsid="001f4b6a" officeooo:paragraph-rsid="00a3ae5b"/>
    </style:style>
    <style:style style:name="P53" style:family="paragraph" style:parent-style-name="Standard">
      <style:text-properties officeooo:rsid="009fd65d" officeooo:paragraph-rsid="00a3ae5b"/>
    </style:style>
    <style:style style:name="P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d925e" officeooo:paragraph-rsid="002a602d"/>
    </style:style>
    <style:style style:name="P55" style:family="paragraph" style:parent-style-name="Table_20_Contents">
      <style:text-properties officeooo:rsid="0042e340" officeooo:paragraph-rsid="0042e340"/>
    </style:style>
    <style:style style:name="P56" style:family="paragraph" style:parent-style-name="Table_20_Contents">
      <style:text-properties officeooo:rsid="0042e340" officeooo:paragraph-rsid="00435880"/>
    </style:style>
    <style:style style:name="P57" style:family="paragraph" style:parent-style-name="Table_20_Contents">
      <style:text-properties officeooo:rsid="0042e340" officeooo:paragraph-rsid="0044a1b2"/>
    </style:style>
    <style:style style:name="P58" style:family="paragraph" style:parent-style-name="Table_20_Contents">
      <style:text-properties officeooo:rsid="0042e340" officeooo:paragraph-rsid="0045d126"/>
    </style:style>
    <style:style style:name="P59" style:family="paragraph" style:parent-style-name="Table_20_Contents">
      <style:text-properties officeooo:rsid="0042e340" officeooo:paragraph-rsid="0048fb57"/>
    </style:style>
    <style:style style:name="P60" style:family="paragraph" style:parent-style-name="Table_20_Contents">
      <style:text-properties officeooo:rsid="0042e340" officeooo:paragraph-rsid="005849fa"/>
    </style:style>
    <style:style style:name="P61" style:family="paragraph" style:parent-style-name="Table_20_Contents">
      <style:text-properties officeooo:rsid="00435880" officeooo:paragraph-rsid="00435880"/>
    </style:style>
    <style:style style:name="P62" style:family="paragraph" style:parent-style-name="Table_20_Contents">
      <style:text-properties officeooo:rsid="00435880" officeooo:paragraph-rsid="0044a1b2"/>
    </style:style>
    <style:style style:name="P63" style:family="paragraph" style:parent-style-name="Table_20_Contents">
      <style:text-properties officeooo:rsid="00435880" officeooo:paragraph-rsid="0045d126"/>
    </style:style>
    <style:style style:name="P64" style:family="paragraph" style:parent-style-name="Table_20_Contents">
      <style:text-properties officeooo:rsid="00435880" officeooo:paragraph-rsid="0048fb57"/>
    </style:style>
    <style:style style:name="P65" style:family="paragraph" style:parent-style-name="Table_20_Contents">
      <style:text-properties officeooo:rsid="00435880" officeooo:paragraph-rsid="005849fa"/>
    </style:style>
    <style:style style:name="P66" style:family="paragraph" style:parent-style-name="Table_20_Contents">
      <style:text-properties officeooo:rsid="0044a1b2" officeooo:paragraph-rsid="0044a1b2"/>
    </style:style>
    <style:style style:name="P67" style:family="paragraph" style:parent-style-name="Table_20_Contents">
      <style:text-properties officeooo:rsid="0044a1b2" officeooo:paragraph-rsid="0045d126"/>
    </style:style>
    <style:style style:name="P68" style:family="paragraph" style:parent-style-name="Table_20_Contents">
      <style:text-properties officeooo:rsid="0044a1b2" officeooo:paragraph-rsid="0057cb9b"/>
    </style:style>
    <style:style style:name="P69" style:family="paragraph" style:parent-style-name="Table_20_Contents">
      <style:text-properties officeooo:rsid="0045d126" officeooo:paragraph-rsid="0045d126"/>
    </style:style>
    <style:style style:name="P70" style:family="paragraph" style:parent-style-name="Table_20_Contents">
      <style:text-properties officeooo:rsid="00472462" officeooo:paragraph-rsid="00472462"/>
    </style:style>
    <style:style style:name="P71" style:family="paragraph" style:parent-style-name="Table_20_Contents">
      <style:text-properties officeooo:rsid="0048fb57" officeooo:paragraph-rsid="0048fb57"/>
    </style:style>
    <style:style style:name="P72" style:family="paragraph" style:parent-style-name="Table_20_Contents">
      <style:text-properties officeooo:rsid="005992ab" officeooo:paragraph-rsid="005992ab"/>
    </style:style>
    <style:style style:name="P73" style:family="paragraph" style:parent-style-name="Table_20_Contents">
      <style:text-properties officeooo:rsid="005a6dbd" officeooo:paragraph-rsid="005a6dbd"/>
    </style:style>
    <style:style style:name="P74" style:family="paragraph" style:parent-style-name="Table_20_Contents">
      <style:text-properties fo:color="#000000" officeooo:rsid="00422d71" officeooo:paragraph-rsid="00422d71" fo:background-color="#ffffff"/>
    </style:style>
    <style:style style:name="P75" style:family="paragraph" style:parent-style-name="Table_20_Contents">
      <style:text-properties officeooo:rsid="0084faee" officeooo:paragraph-rsid="0084faee"/>
    </style:style>
    <style:style style:name="P76" style:family="paragraph" style:parent-style-name="Table_20_Contents">
      <style:text-properties officeooo:rsid="00a33f3a" officeooo:paragraph-rsid="00a33f3a"/>
    </style:style>
    <style:style style:name="P77" style:family="paragraph" style:parent-style-name="Standard">
      <style:text-properties officeooo:rsid="00ad5b78" officeooo:paragraph-rsid="00ad5b78"/>
    </style:style>
    <style:style style:name="P78" style:family="paragraph" style:parent-style-name="Standard">
      <style:text-properties officeooo:rsid="00215b4f" officeooo:paragraph-rsid="00215b4f"/>
    </style:style>
    <style:style style:name="P79" style:family="paragraph" style:parent-style-name="Standard">
      <style:text-properties officeooo:rsid="000d925e" officeooo:paragraph-rsid="003273b1"/>
    </style:style>
    <style:style style:name="P80" style:family="paragraph" style:parent-style-name="Standard">
      <style:text-properties fo:color="#009900" officeooo:rsid="002ddc4a" officeooo:paragraph-rsid="00b5d933"/>
    </style:style>
    <style:style style:name="P81" style:family="paragraph" style:parent-style-name="Standard">
      <style:text-properties fo:color="#009900" officeooo:rsid="000d925e" officeooo:paragraph-rsid="00b5d933"/>
    </style:style>
    <style:style style:name="P82" style:family="paragraph" style:parent-style-name="Standard">
      <style:text-properties fo:color="#009900" officeooo:rsid="000d925e" officeooo:paragraph-rsid="00b6cfc7"/>
    </style:style>
    <style:style style:name="P83" style:family="paragraph" style:parent-style-name="Standard">
      <style:text-properties fo:color="#009900" officeooo:rsid="000d925e" officeooo:paragraph-rsid="00b71845"/>
    </style:style>
    <style:style style:name="P84" style:family="paragraph" style:parent-style-name="Standard">
      <style:text-properties fo:color="#009900" officeooo:rsid="000d925e" officeooo:paragraph-rsid="00b88e11"/>
    </style:style>
    <style:style style:name="P85" style:family="paragraph" style:parent-style-name="Standard">
      <style:text-properties fo:color="#009900" officeooo:rsid="000d925e" officeooo:paragraph-rsid="00bce3ba"/>
    </style:style>
    <style:style style:name="P86" style:family="paragraph" style:parent-style-name="Standard">
      <style:text-properties fo:color="#009900" officeooo:rsid="000d925e" officeooo:paragraph-rsid="00bd10a9"/>
    </style:style>
    <style:style style:name="P87" style:family="paragraph" style:parent-style-name="Standard">
      <style:text-properties fo:color="#009900" officeooo:rsid="000d925e" officeooo:paragraph-rsid="00bd5e57"/>
    </style:style>
    <style:style style:name="P88" style:family="paragraph" style:parent-style-name="Standard">
      <style:text-properties officeooo:rsid="003f178f" officeooo:paragraph-rsid="003f178f"/>
    </style:style>
    <style:style style:name="P89" style:family="paragraph" style:parent-style-name="Standard">
      <style:text-properties officeooo:rsid="00c04862" officeooo:paragraph-rsid="00c04862"/>
    </style:style>
    <style:style style:name="P90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d925e" officeooo:paragraph-rsid="003273b1"/>
    </style:style>
    <style:style style:name="P91" style:family="paragraph" style:parent-style-name="Table_20_Contents">
      <style:text-properties officeooo:rsid="00a95f8a" officeooo:paragraph-rsid="00a95f8a"/>
    </style:style>
    <style:style style:name="P92" style:family="paragraph" style:parent-style-name="Table_20_Contents">
      <style:text-properties officeooo:rsid="00435880" officeooo:paragraph-rsid="00aceac8"/>
    </style:style>
    <style:style style:name="P93" style:family="paragraph" style:parent-style-name="Table_20_Contents">
      <style:text-properties officeooo:rsid="00aceac8" officeooo:paragraph-rsid="00aceac8"/>
    </style:style>
    <style:style style:name="P94" style:family="paragraph" style:parent-style-name="Table_20_Contents">
      <style:text-properties officeooo:rsid="0042e340" officeooo:paragraph-rsid="00aceac8"/>
    </style:style>
    <style:style style:name="P95" style:family="paragraph" style:parent-style-name="Table_20_Contents">
      <style:text-properties officeooo:rsid="00ad5b78" officeooo:paragraph-rsid="00ad5b78"/>
    </style:style>
    <style:style style:name="T1" style:family="text">
      <style:text-properties officeooo:rsid="000dac1d"/>
    </style:style>
    <style:style style:name="T2" style:family="text">
      <style:text-properties officeooo:rsid="000fcf0a"/>
    </style:style>
    <style:style style:name="T3" style:family="text">
      <style:text-properties officeooo:rsid="001508b7"/>
    </style:style>
    <style:style style:name="T4" style:family="text">
      <style:text-properties officeooo:rsid="0016bd2a"/>
    </style:style>
    <style:style style:name="T5" style:family="text">
      <style:text-properties officeooo:rsid="001e9085"/>
    </style:style>
    <style:style style:name="T6" style:family="text">
      <style:text-properties officeooo:rsid="001f4b6a"/>
    </style:style>
    <style:style style:name="T7" style:family="text">
      <style:text-properties officeooo:rsid="002374c0"/>
    </style:style>
    <style:style style:name="T8" style:family="text">
      <style:text-properties officeooo:rsid="00264081"/>
    </style:style>
    <style:style style:name="T9" style:family="text">
      <style:text-properties officeooo:rsid="00284be5"/>
    </style:style>
    <style:style style:name="T10" style:family="text">
      <style:text-properties officeooo:rsid="0029956c"/>
    </style:style>
    <style:style style:name="T11" style:family="text">
      <style:text-properties officeooo:rsid="002a530c"/>
    </style:style>
    <style:style style:name="T12" style:family="text">
      <style:text-properties officeooo:rsid="002acc5e"/>
    </style:style>
    <style:style style:name="T13" style:family="text">
      <style:text-properties officeooo:rsid="002bfa37"/>
    </style:style>
    <style:style style:name="T14" style:family="text">
      <style:text-properties officeooo:rsid="002e3235"/>
    </style:style>
    <style:style style:name="T15" style:family="text">
      <style:text-properties officeooo:rsid="003273b1"/>
    </style:style>
    <style:style style:name="T16" style:family="text">
      <style:text-properties officeooo:rsid="004e249e"/>
    </style:style>
    <style:style style:name="T17" style:family="text">
      <style:text-properties officeooo:rsid="005222bb"/>
    </style:style>
    <style:style style:name="T18" style:family="text">
      <style:text-properties officeooo:rsid="00612096"/>
    </style:style>
    <style:style style:name="T19" style:family="text">
      <style:text-properties officeooo:rsid="00653c67"/>
    </style:style>
    <style:style style:name="T20" style:family="text">
      <style:text-properties officeooo:rsid="006c914d"/>
    </style:style>
    <style:style style:name="T21" style:family="text">
      <style:text-properties officeooo:rsid="006e5997"/>
    </style:style>
    <style:style style:name="T22" style:family="text">
      <style:text-properties officeooo:rsid="006f3b6f"/>
    </style:style>
    <style:style style:name="T23" style:family="text">
      <style:text-properties officeooo:rsid="00721432"/>
    </style:style>
    <style:style style:name="T24" style:family="text">
      <style:text-properties officeooo:rsid="0073563d"/>
    </style:style>
    <style:style style:name="T25" style:family="text">
      <style:text-properties officeooo:rsid="0075d2a5"/>
    </style:style>
    <style:style style:name="T26" style:family="text">
      <style:text-properties officeooo:rsid="0077c7fe"/>
    </style:style>
    <style:style style:name="T27" style:family="text">
      <style:text-properties officeooo:rsid="0079b336"/>
    </style:style>
    <style:style style:name="T28" style:family="text">
      <style:text-properties officeooo:rsid="007a491e"/>
    </style:style>
    <style:style style:name="T29" style:family="text">
      <style:text-properties officeooo:rsid="00818fe4"/>
    </style:style>
    <style:style style:name="T30" style:family="text">
      <style:text-properties officeooo:rsid="0082fc9e"/>
    </style:style>
    <style:style style:name="T31" style:family="text">
      <style:text-properties officeooo:rsid="0083b924"/>
    </style:style>
    <style:style style:name="T32" style:family="text">
      <style:text-properties officeooo:rsid="0084a6c5"/>
    </style:style>
    <style:style style:name="T33" style:family="text">
      <style:text-properties officeooo:rsid="008800a0"/>
    </style:style>
    <style:style style:name="T34" style:family="text">
      <style:text-properties officeooo:rsid="0088c795"/>
    </style:style>
    <style:style style:name="T35" style:family="text">
      <style:text-properties officeooo:rsid="008b1863"/>
    </style:style>
    <style:style style:name="T36" style:family="text">
      <style:text-properties officeooo:rsid="008b3aa5"/>
    </style:style>
    <style:style style:name="T37" style:family="text">
      <style:text-properties officeooo:rsid="008c4d49"/>
    </style:style>
    <style:style style:name="T38" style:family="text">
      <style:text-properties officeooo:rsid="008d9751"/>
    </style:style>
    <style:style style:name="T39" style:family="text">
      <style:text-properties officeooo:rsid="0090152b"/>
    </style:style>
    <style:style style:name="T40" style:family="text">
      <style:text-properties officeooo:rsid="00919c9e"/>
    </style:style>
    <style:style style:name="T41" style:family="text">
      <style:text-properties officeooo:rsid="00930877"/>
    </style:style>
    <style:style style:name="T42" style:family="text">
      <style:text-properties officeooo:rsid="0098374b"/>
    </style:style>
    <style:style style:name="T43" style:family="text">
      <style:text-properties officeooo:rsid="009d90e7"/>
    </style:style>
    <style:style style:name="T44" style:family="text">
      <style:text-properties officeooo:rsid="009f545b"/>
    </style:style>
    <style:style style:name="T45" style:family="text">
      <style:text-properties officeooo:rsid="009fd65d"/>
    </style:style>
    <style:style style:name="T46" style:family="text">
      <style:text-properties officeooo:rsid="00a76a83"/>
    </style:style>
    <style:style style:name="T47" style:family="text">
      <style:text-properties officeooo:rsid="00a8f7d0"/>
    </style:style>
    <style:style style:name="T48" style:family="text">
      <style:text-properties officeooo:rsid="00ab1b11"/>
    </style:style>
    <style:style style:name="T49" style:family="text">
      <style:text-properties officeooo:rsid="00ad5b78"/>
    </style:style>
    <style:style style:name="T50" style:family="text">
      <style:text-properties officeooo:rsid="00af4158"/>
    </style:style>
    <style:style style:name="T51" style:family="text">
      <style:text-properties fo:color="#800000"/>
    </style:style>
    <style:style style:name="T52" style:family="text">
      <style:text-properties fo:color="#ff3333"/>
    </style:style>
    <style:style style:name="T53" style:family="text">
      <style:text-properties officeooo:rsid="00b5d9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Системна информация:</text:p>
      <text:p text:style-name="P26">Linux teo 4.9.0-5-amd64 #1 SMP Debian 4.9.65-3+deb9u2 (2018-01-04) x86_64 GNU/Linux</text:p>
      <text:p text:style-name="P26">CPU0: Intel(R) Core(TM) i5-4310U CPU @ 2.00GHz</text:p>
      <text:p text:style-name="P27">Memory: 16315848K/16680472K available</text:p>
      <text:p text:style-name="P24"/>
      <text:p text:style-name="P24">SkipList-а ми дава най – добри резултати при 6 нива със случайна вероятност 0.<text:span text:style-name="T18">3, но триенето се забавя.</text:span></text:p>
      <text:p text:style-name="P24"/>
      <text:p text:style-name="P88">При BinaryTree <text:span text:style-name="T19">вмъкването</text:span> на поредни елементи очаквано отнема повече време от случайните, защото дървото не е дърво, ами пръчка. <text:span text:style-name="T46">Със случайни елементи дава много добри резултати при добавяне и търсене, но триенето остава бавно.</text:span></text:p>
      <text:p text:style-name="P88"/>
      <text:p text:style-name="P89">SplayTree дава много добри резултати при добавяне и търсене, но триенето е относително бавно.</text:p>
      <text:p text:style-name="P14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74">Тип</text:p>
          </table:table-cell>
          <table:table-cell table:style-name="Table1.A1" office:value-type="string">
            <text:p text:style-name="P74">Ключове</text:p>
          </table:table-cell>
          <table:table-cell table:style-name="Table1.A1" office:value-type="string">
            <text:p text:style-name="P74">Нива</text:p>
          </table:table-cell>
          <table:table-cell table:style-name="Table1.A1" office:value-type="string">
            <text:p text:style-name="P74">Фактор</text:p>
          </table:table-cell>
          <table:table-cell table:style-name="Table1.A1" office:value-type="string">
            <text:p text:style-name="P74">Добавяне</text:p>
          </table:table-cell>
          <table:table-cell table:style-name="Table1.A1" office:value-type="string">
            <text:p text:style-name="P74">Търсене</text:p>
          </table:table-cell>
          <table:table-cell table:style-name="Table1.G1" office:value-type="string">
            <text:p text:style-name="P74">Триене</text:p>
          </table:table-cell>
        </table:table-row>
        <table:table-row>
          <table:table-cell table:style-name="Table1.A2" office:value-type="string">
            <text:p text:style-name="P55">SkipList</text:p>
          </table:table-cell>
          <table:table-cell table:style-name="Table1.A2" office:value-type="string">
            <text:p text:style-name="P55">Подредени</text:p>
          </table:table-cell>
          <table:table-cell table:style-name="Table1.A2" office:value-type="string">
            <text:p text:style-name="P61">4</text:p>
          </table:table-cell>
          <table:table-cell table:style-name="Table1.A2" office:value-type="string">
            <text:p text:style-name="P61">0.5</text:p>
          </table:table-cell>
          <table:table-cell table:style-name="Table1.A2" office:value-type="string">
            <text:p text:style-name="P61">17 643 410</text:p>
          </table:table-cell>
          <table:table-cell table:style-name="Table1.A2" office:value-type="string">
            <text:p text:style-name="P31">1 581 9617</text:p>
          </table:table-cell>
          <table:table-cell table:style-name="Table1.G2" office:value-type="string">
            <text:p text:style-name="P30">3<text:span text:style-name="T21">989</text:span></text:p>
          </table:table-cell>
        </table:table-row>
        <table:table-row>
          <table:table-cell table:style-name="Table1.A2" office:value-type="string">
            <text:p text:style-name="P56">SkipList</text:p>
          </table:table-cell>
          <table:table-cell table:style-name="Table1.A2" office:value-type="string">
            <text:p text:style-name="P61">Случайни</text:p>
          </table:table-cell>
          <table:table-cell table:style-name="Table1.A2" office:value-type="string">
            <text:p text:style-name="P61">4</text:p>
          </table:table-cell>
          <table:table-cell table:style-name="Table1.A2" office:value-type="string">
            <text:p text:style-name="P61">0.5</text:p>
          </table:table-cell>
          <table:table-cell table:style-name="Table1.A2" office:value-type="string">
            <text:p text:style-name="P61">5 517 632</text:p>
          </table:table-cell>
          <table:table-cell table:style-name="Table1.A2" office:value-type="string">
            <text:p text:style-name="P32">11 997 811</text:p>
          </table:table-cell>
          <table:table-cell table:style-name="Table1.G2" office:value-type="string">
            <text:p text:style-name="P33">8 646 137</text:p>
          </table:table-cell>
        </table:table-row>
        <table:table-row>
          <table:table-cell table:style-name="Table1.A2" office:value-type="string">
            <text:p text:style-name="P56">SkipList</text:p>
          </table:table-cell>
          <table:table-cell table:style-name="Table1.A2" office:value-type="string">
            <text:p text:style-name="P56">Подредени</text:p>
          </table:table-cell>
          <table:table-cell table:style-name="Table1.A2" office:value-type="string">
            <text:p text:style-name="P61">6</text:p>
          </table:table-cell>
          <table:table-cell table:style-name="Table1.A2" office:value-type="string">
            <text:p text:style-name="P61">0.5</text:p>
          </table:table-cell>
          <table:table-cell table:style-name="Table1.A2" office:value-type="string">
            <text:p text:style-name="P61">3 281 682</text:p>
          </table:table-cell>
          <table:table-cell table:style-name="Table1.A2" office:value-type="string">
            <text:p text:style-name="P43">3 207 446</text:p>
          </table:table-cell>
          <table:table-cell table:style-name="Table1.G2" office:value-type="string">
            <text:p text:style-name="P44">4389</text:p>
          </table:table-cell>
        </table:table-row>
        <table:table-row>
          <table:table-cell table:style-name="Table1.A2" office:value-type="string">
            <text:p text:style-name="P66">SkipList</text:p>
          </table:table-cell>
          <table:table-cell table:style-name="Table1.A2" office:value-type="string">
            <text:p text:style-name="P62">Случайни</text:p>
          </table:table-cell>
          <table:table-cell table:style-name="Table1.A2" office:value-type="string">
            <text:p text:style-name="P66">6</text:p>
          </table:table-cell>
          <table:table-cell table:style-name="Table1.A2" office:value-type="string">
            <text:p text:style-name="P66">0.5</text:p>
          </table:table-cell>
          <table:table-cell table:style-name="Table1.A2" office:value-type="string">
            <text:p text:style-name="P66">1 038 931</text:p>
          </table:table-cell>
          <table:table-cell table:style-name="Table1.A2" office:value-type="string">
            <text:p text:style-name="P45">2 016 441</text:p>
          </table:table-cell>
          <table:table-cell table:style-name="Table1.G2" office:value-type="string">
            <text:p text:style-name="P46">1 426 336</text:p>
          </table:table-cell>
        </table:table-row>
        <table:table-row>
          <table:table-cell table:style-name="Table1.A2" office:value-type="string">
            <text:p text:style-name="P66">SkipList</text:p>
          </table:table-cell>
          <table:table-cell table:style-name="Table1.A2" office:value-type="string">
            <text:p text:style-name="P57">Подредени</text:p>
          </table:table-cell>
          <table:table-cell table:style-name="Table1.A2" office:value-type="string">
            <text:p text:style-name="P66">2</text:p>
          </table:table-cell>
          <table:table-cell table:style-name="Table1.A2" office:value-type="string">
            <text:p text:style-name="P66">0.5</text:p>
          </table:table-cell>
          <table:table-cell table:style-name="Table1.A2" office:value-type="string">
            <text:p text:style-name="P66">31 646 133</text:p>
          </table:table-cell>
          <table:table-cell table:style-name="Table1.A2" office:value-type="string">
            <text:p text:style-name="P34">33 213 086</text:p>
          </table:table-cell>
          <table:table-cell table:style-name="Table1.G2" office:value-type="string">
            <text:p text:style-name="P35">3085</text:p>
          </table:table-cell>
        </table:table-row>
        <table:table-row>
          <table:table-cell table:style-name="Table1.A2" office:value-type="string">
            <text:p text:style-name="P67">SkipList</text:p>
          </table:table-cell>
          <table:table-cell table:style-name="Table1.A2" office:value-type="string">
            <text:p text:style-name="P63">Случайни</text:p>
          </table:table-cell>
          <table:table-cell table:style-name="Table1.A2" office:value-type="string">
            <text:p text:style-name="P69">2</text:p>
          </table:table-cell>
          <table:table-cell table:style-name="Table1.A2" office:value-type="string">
            <text:p text:style-name="P69">0.5</text:p>
          </table:table-cell>
          <table:table-cell table:style-name="Table1.A2" office:value-type="string">
            <text:p text:style-name="P36">40 672 224</text:p>
          </table:table-cell>
          <table:table-cell table:style-name="Table1.A2" office:value-type="string">
            <text:p text:style-name="P37">82 752 149</text:p>
          </table:table-cell>
          <table:table-cell table:style-name="Table1.G2" office:value-type="string">
            <text:p text:style-name="P38">43 473 912</text:p>
          </table:table-cell>
        </table:table-row>
        <table:table-row>
          <table:table-cell table:style-name="Table1.A2" office:value-type="string">
            <text:p text:style-name="P67">SkipList</text:p>
          </table:table-cell>
          <table:table-cell table:style-name="Table1.A2" office:value-type="string">
            <text:p text:style-name="P58">Подредени</text:p>
          </table:table-cell>
          <table:table-cell table:style-name="Table1.A2" office:value-type="string">
            <text:p text:style-name="P69">4</text:p>
          </table:table-cell>
          <table:table-cell table:style-name="Table1.A2" office:value-type="string">
            <text:p text:style-name="P69">0.7</text:p>
          </table:table-cell>
          <table:table-cell table:style-name="Table1.A2" office:value-type="string">
            <text:p text:style-name="P12"><text:span text:style-name="T6">33</text:span> <text:span text:style-name="T11">426</text:span> <text:span text:style-name="T11">337</text:span></text:p>
          </table:table-cell>
          <table:table-cell table:style-name="Table1.A2" office:value-type="string">
            <text:p text:style-name="P47">34 624 695</text:p>
          </table:table-cell>
          <table:table-cell table:style-name="Table1.G2" office:value-type="string">
            <text:p text:style-name="P70">4<text:span text:style-name="T42">009</text:span></text:p>
          </table:table-cell>
        </table:table-row>
        <table:table-row>
          <table:table-cell table:style-name="Table1.A2" office:value-type="string">
            <text:p text:style-name="P67">SkipList</text:p>
          </table:table-cell>
          <table:table-cell table:style-name="Table1.A2" office:value-type="string">
            <text:p text:style-name="P63">Случайни</text:p>
          </table:table-cell>
          <table:table-cell table:style-name="Table1.A2" office:value-type="string">
            <text:p text:style-name="P69">4</text:p>
          </table:table-cell>
          <table:table-cell table:style-name="Table1.A2" office:value-type="string">
            <text:p text:style-name="P69">0.7</text:p>
          </table:table-cell>
          <table:table-cell table:style-name="Table1.A2" office:value-type="string">
            <text:p text:style-name="P48">20 258 507</text:p>
          </table:table-cell>
          <table:table-cell table:style-name="Table1.A2" office:value-type="string">
            <text:p text:style-name="P49">58 895 996</text:p>
          </table:table-cell>
          <table:table-cell table:style-name="Table1.G2" office:value-type="string">
            <text:p text:style-name="P50">30 972 439</text:p>
          </table:table-cell>
        </table:table-row>
        <table:table-row>
          <table:table-cell table:style-name="Table1.A2" office:value-type="string">
            <text:p text:style-name="P68">SkipList</text:p>
          </table:table-cell>
          <table:table-cell table:style-name="Table1.A2" office:value-type="string">
            <text:p text:style-name="P60">Подредени</text:p>
          </table:table-cell>
          <table:table-cell table:style-name="Table1.A2" office:value-type="string">
            <text:p text:style-name="P72">6</text:p>
          </table:table-cell>
          <table:table-cell table:style-name="Table1.A2" office:value-type="string">
            <text:p text:style-name="P73">0.3</text:p>
          </table:table-cell>
          <table:table-cell table:style-name="Table1.A2" office:value-type="string">
            <text:p text:style-name="P29">138 975</text:p>
          </table:table-cell>
          <table:table-cell table:style-name="Table1.A2" office:value-type="string">
            <text:p text:style-name="P39">116 105</text:p>
          </table:table-cell>
          <table:table-cell table:style-name="Table1.G2" office:value-type="string">
            <text:p text:style-name="P75">3902</text:p>
          </table:table-cell>
        </table:table-row>
        <table:table-row>
          <table:table-cell table:style-name="Table1.A2" office:value-type="string">
            <text:p text:style-name="P68">SkipList</text:p>
          </table:table-cell>
          <table:table-cell table:style-name="Table1.A2" office:value-type="string">
            <text:p text:style-name="P65">Случайни</text:p>
          </table:table-cell>
          <table:table-cell table:style-name="Table1.A2" office:value-type="string">
            <text:p text:style-name="P72">6</text:p>
          </table:table-cell>
          <table:table-cell table:style-name="Table1.A2" office:value-type="string">
            <text:p text:style-name="P73">0.3</text:p>
          </table:table-cell>
          <table:table-cell table:style-name="Table1.A2" office:value-type="string">
            <text:p text:style-name="P40">109 556</text:p>
          </table:table-cell>
          <table:table-cell table:style-name="Table1.A2" office:value-type="string">
            <text:p text:style-name="P41">161 570</text:p>
          </table:table-cell>
          <table:table-cell table:style-name="Table1.G2" office:value-type="string">
            <text:p text:style-name="P42">87 411</text:p>
          </table:table-cell>
        </table:table-row>
        <table:table-row>
          <table:table-cell table:style-name="Table1.A2" office:value-type="string">
            <text:p text:style-name="P71">BinaryTree</text:p>
          </table:table-cell>
          <table:table-cell table:style-name="Table1.A2" office:value-type="string">
            <text:p text:style-name="P59">Подредени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13"><text:span text:style-name="T6">11</text:span> <text:span text:style-name="T14">577</text:span> <text:span text:style-name="T14">712</text:span></text:p>
          </table:table-cell>
          <table:table-cell table:style-name="Table1.A2" office:value-type="string">
            <text:p text:style-name="P51">17 423 412</text:p>
          </table:table-cell>
          <table:table-cell table:style-name="Table1.G2" office:value-type="string">
            <text:p text:style-name="P76">1<text:span text:style-name="T47">901</text:span></text:p>
          </table:table-cell>
        </table:table-row>
        <table:table-row>
          <table:table-cell table:style-name="Table1.A2" office:value-type="string">
            <text:p text:style-name="P71">BinaryTree</text:p>
          </table:table-cell>
          <table:table-cell table:style-name="Table1.A2" office:value-type="string">
            <text:p text:style-name="P64">Случайни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52">25 753</text:p>
          </table:table-cell>
          <table:table-cell table:style-name="Table1.A2" office:value-type="string">
            <text:p text:style-name="P53">17 706</text:p>
          </table:table-cell>
          <table:table-cell table:style-name="Table1.G2" office:value-type="string">
            <text:p text:style-name="P91">32 886</text:p>
          </table:table-cell>
        </table:table-row>
        <table:table-row>
          <table:table-cell table:style-name="Table1.A2" office:value-type="string">
            <text:p text:style-name="P93">SplayTree</text:p>
          </table:table-cell>
          <table:table-cell table:style-name="Table1.A2" office:value-type="string">
            <text:p text:style-name="P94">Подредени</text:p>
          </table:table-cell>
          <table:table-cell table:style-name="Table1.A2" office:value-type="string">
            <text:p text:style-name="P93">-</text:p>
          </table:table-cell>
          <table:table-cell table:style-name="Table1.A2" office:value-type="string">
            <text:p text:style-name="P93">-</text:p>
          </table:table-cell>
          <table:table-cell table:style-name="Table1.A2" office:value-type="string">
            <text:p text:style-name="P77">6676</text:p>
          </table:table-cell>
          <table:table-cell table:style-name="Table1.A2" office:value-type="string">
            <text:p text:style-name="P77">6438</text:p>
          </table:table-cell>
          <table:table-cell table:style-name="Table1.G2" office:value-type="string">
            <text:p text:style-name="P95">34 047 809<text:span text:style-name="T52">*</text:span></text:p>
          </table:table-cell>
        </table:table-row>
        <table:table-row>
          <table:table-cell table:style-name="Table1.A2" office:value-type="string">
            <text:p text:style-name="P93">SplayTree</text:p>
          </table:table-cell>
          <table:table-cell table:style-name="Table1.A2" office:value-type="string">
            <text:p text:style-name="P92">Случайни</text:p>
          </table:table-cell>
          <table:table-cell table:style-name="Table1.A2" office:value-type="string">
            <text:p text:style-name="P93">-</text:p>
          </table:table-cell>
          <table:table-cell table:style-name="Table1.A2" office:value-type="string">
            <text:p text:style-name="P93">-</text:p>
          </table:table-cell>
          <table:table-cell table:style-name="Table1.A2" office:value-type="string">
            <text:p text:style-name="P77">38 568</text:p>
          </table:table-cell>
          <table:table-cell table:style-name="Table1.A2" office:value-type="string">
            <text:p text:style-name="P77">70 346</text:p>
          </table:table-cell>
          <table:table-cell table:style-name="Table1.G2" office:value-type="string">
            <text:p text:style-name="P95">56 284</text:p>
          </table:table-cell>
        </table:table-row>
      </table:table>
      <text:p text:style-name="P14"/>
      <text:p text:style-name="P14"><text:span text:style-name="T52">* </text:span><text:span text:style-name="T50">Това е със случайни ключове за триене. Ако сложим подредени ключове триенето е много по – бавно тъй като елементите са подредени в обратния ред на този на триене, защото при добавянето последния елемент е корен, а при триенето се започва от първия, който в случая идва последно листо. Времето става около: 43 115 867мс.</text:span></text:p>
      <text:p text:style-name="P14"/>
      <text:p text:style-name="P14">Skip List:</text:p>
      <text:p text:style-name="P1"/>
      <text:p text:style-name="P17"><text:span text:style-name="T3">1. П</text:span>ри подредени <text:span text:style-name="T1">ключове</text:span> с <text:bookmark-start text:name="__DdeLink__605_855405582"/><text:bookmark-start text:name="__DdeLink__651_1474487969"/>99999<text:bookmark-end text:name="__DdeLink__605_855405582"/><text:bookmark-end text:name="__DdeLink__651_1474487969"/> елемента <text:span text:style-name="T4">на 4 нива с фракция 0.5</text:span>:</text:p>
      <text:p text:style-name="P17">Време за добавяне на елементите: <text:span text:style-name="T6">средно </text:span>17 643 410мс</text:p>
      <text:p text:style-name="P17">Време за търсене по ключ: <text:span text:style-name="T5">средно</text:span> <text:span text:style-name="T20">1 581 9617</text:span>мс </text:p>
      <text:p text:style-name="P17">Време за триене: средно 3<text:span text:style-name="T21">989</text:span>мс</text:p>
      <text:p text:style-name="P17"/>
      <text:p text:style-name="P18"><text:span text:style-name="T3">2. П</text:span>ри <text:span text:style-name="T2">случайно генерирани ключове</text:span> <text:span text:style-name="T1">ключове</text:span> с 99999 елемента <text:span text:style-name="T4">на 4 нива с фракция 0.5</text:span>:</text:p>
      <text:p text:style-name="P19"><text:soft-page-break/>Време за добавяне на елементите: <text:span text:style-name="T22">6 487 331мс</text:span></text:p>
      <text:p text:style-name="P20">Време за търсене по ключ: <text:span text:style-name="T23">11 997 811мс</text:span></text:p>
      <text:p text:style-name="P21">Време за триене: <text:span text:style-name="T24">8 646 137</text:span>мс </text:p>
      <text:p text:style-name="P2"/>
      <text:p text:style-name="P15">3. <text:span text:style-name="T3">При подредени ключове с 99999 елемента на 6 нива с фракция 0.5:</text:span></text:p>
      <text:p text:style-name="P3">Време за добавяне на елементите: <text:span text:style-name="T6">средно 3 281 682</text:span>мс</text:p>
      <text:p text:style-name="P3">Време за търсене по ключ: <text:span text:style-name="T5">средно</text:span> <text:span text:style-name="T25">3 207 446</text:span>мс </text:p>
      <text:p text:style-name="P3">Време за триене: средно <text:span text:style-name="T26">4389</text:span>мс</text:p>
      <text:p text:style-name="P3"/>
      <text:p text:style-name="P4"><text:span text:style-name="T7">4. П</text:span>ри <text:span text:style-name="T2">случайно генерирани</text:span> <text:span text:style-name="T1">ключове</text:span> с 99999 елемента <text:span text:style-name="T4">на 6 нива с фракция 0.5</text:span>:</text:p>
      <text:p text:style-name="P4">Време за добавяне на елементите: <text:span text:style-name="T8">1 038 931мс</text:span></text:p>
      <text:p text:style-name="P4">Време за търсене по ключ: <text:span text:style-name="T27">2 016 441мс</text:span></text:p>
      <text:p text:style-name="P4">Време за триене: <text:span text:style-name="T28">1 426 336</text:span>мс </text:p>
      <text:p text:style-name="P4"/>
      <text:p text:style-name="P23"><text:span text:style-name="T9">5</text:span>. <text:span text:style-name="T3">При подредени ключове с 99999 елемента на 2 нива с фракция 0.5:</text:span></text:p>
      <text:p text:style-name="P22">Време за добавяне на елементите: <text:span text:style-name="T6">средно 31 646 133</text:span>мс</text:p>
      <text:p text:style-name="P22">Време за търсене по ключ: <text:span text:style-name="T5">средно</text:span> <text:span text:style-name="T33">33 213 086</text:span>мс </text:p>
      <text:p text:style-name="P22">Време за триене: средно <text:span text:style-name="T34">3085</text:span>мс</text:p>
      <text:p text:style-name="P22"/>
      <text:p text:style-name="P22"><text:span text:style-name="T9">6. П</text:span>ри <text:span text:style-name="T2">случайно генерирани</text:span> <text:span text:style-name="T1">ключове</text:span> с 99999 елемента <text:span text:style-name="T4">на 2 нива с фракция 0.5</text:span>:</text:p>
      <text:p text:style-name="P22">Време за добавяне на елементите: <text:span text:style-name="T35">40 672 224мс</text:span></text:p>
      <text:p text:style-name="P22">Време за търсене по ключ: <text:span text:style-name="T36">82 752 149</text:span>мс </text:p>
      <text:p text:style-name="P22">Време за триене: <text:span text:style-name="T37">43 473 912</text:span>мс </text:p>
      <text:p text:style-name="P5"/>
      <text:p text:style-name="P6"><text:span text:style-name="T10">7. П</text:span>ри подредени <text:span text:style-name="T1">ключове</text:span> с 99999 елемента <text:span text:style-name="T4">на 4 нива с фракция 0.7</text:span>:</text:p>
      <text:p text:style-name="P6">Време за добавяне на елементите: <text:span text:style-name="T6">средно 33</text:span> <text:span text:style-name="T11">426</text:span> <text:span text:style-name="T11">337</text:span>мс</text:p>
      <text:p text:style-name="P6">Време за търсене по ключ: <text:span text:style-name="T5">средно</text:span> <text:span text:style-name="T38">34 624 695</text:span>мс </text:p>
      <text:p text:style-name="P6">Време за триене: средно <text:span text:style-name="T13">4009</text:span>мс</text:p>
      <text:p text:style-name="P6"/>
      <text:p text:style-name="P7"><text:span text:style-name="T12">8. П</text:span>ри <text:span text:style-name="T2">случайно генерирани ключове</text:span> с 99999 елемента <text:span text:style-name="T4">на 4 нива с фракция 0.7</text:span>:</text:p>
      <text:p text:style-name="P7">Време за добавяне на елементите: <text:span text:style-name="T39">20 258 507мс</text:span></text:p>
      <text:p text:style-name="P7">Време за търсене по ключ: <text:span text:style-name="T40">58 895 996</text:span>мс </text:p>
      <text:p text:style-name="P7">Време за триене: <text:span text:style-name="T41">30 972 439</text:span>мс </text:p>
      <text:p text:style-name="P7"/>
      <text:p text:style-name="P25"><text:span text:style-name="T16">8. П</text:span>ри подредени <text:span text:style-name="T1">ключове</text:span> с 99999 елемента <text:span text:style-name="T4">на 6 нива с фракция 0.3</text:span>:</text:p>
      <text:p text:style-name="P25">Време за добавяне на елементите: <text:span text:style-name="T6">средно 138 975</text:span>мс</text:p>
      <text:p text:style-name="P25">Време за търсене по ключ: <text:span text:style-name="T17">116 105</text:span>мс </text:p>
      <text:p text:style-name="P25">Време за триене: средно <text:span text:style-name="T29">3902</text:span>мс</text:p>
      <text:p text:style-name="P25"/>
      <text:p text:style-name="P25"><text:span text:style-name="T16">9. П</text:span>ри <text:span text:style-name="T2">случайно генерирани ключове</text:span> с 99999 елемента <text:span text:style-name="T4">на 6 нива с фракция 0.3</text:span>:</text:p>
      <text:p text:style-name="P25">Време за добавяне на елементите: <text:span text:style-name="T30">109 556мс</text:span></text:p>
      <text:p text:style-name="P25">Време за търсене по ключ: <text:span text:style-name="T31">161 570</text:span>мс </text:p>
      <text:p text:style-name="P25">Време за триене: <text:span text:style-name="T32">87411мс</text:span></text:p>
      <text:p text:style-name="P54"/>
      <text:p text:style-name="P7"/>
      <text:p text:style-name="P16">Binary Tree</text:p>
      <text:p text:style-name="P16"/>
      <text:p text:style-name="P8"><text:span text:style-name="T3">1. П</text:span>ри подредени <text:span text:style-name="T1">ключове</text:span> с 99999 елемента:</text:p>
      <text:p text:style-name="P8"><text:soft-page-break/>Време за добавяне на елементите: <text:span text:style-name="T6">средно 11</text:span> <text:span text:style-name="T14">577</text:span> <text:span text:style-name="T14">712</text:span>мс</text:p>
      <text:p text:style-name="P9">Време за търсене по ключ: <text:span text:style-name="T43">17 423 412</text:span>мс </text:p>
      <text:p text:style-name="P8">Време за триене: средно <text:span text:style-name="T44">1901</text:span>мс</text:p>
      <text:p text:style-name="P8"/>
      <text:p text:style-name="P11"><text:span text:style-name="T15">2. П</text:span>ри <text:span text:style-name="T2">случайно генерирани ключове</text:span> с 99999 елемента:</text:p>
      <text:p text:style-name="P10">Време за добавяне на елементите: <text:span text:style-name="T6">средно 25 753</text:span>мс</text:p>
      <text:p text:style-name="P10">Време за търсене по ключ: <text:span text:style-name="T45">17 706</text:span>мс </text:p>
      <text:p text:style-name="P10">Време за триене: средно <text:span text:style-name="T48">32 886</text:span>мс</text:p>
      <text:p text:style-name="P90"/>
      <text:p text:style-name="P10"/>
      <text:p text:style-name="P80"><text:span text:style-name="T53">Splay</text:span>Tree</text:p>
      <text:p text:style-name="P80"/>
      <text:p text:style-name="P81"><text:span text:style-name="T3">1. П</text:span>ри подредени <text:span text:style-name="T1">ключове</text:span> с 99999 елемента:</text:p>
      <text:p text:style-name="P82">Време за добавяне на елементите:<text:span text:style-name="T6"> 6676</text:span>мс</text:p>
      <text:p text:style-name="P83">Време за търсене по ключ: <text:span text:style-name="T49">6438</text:span>мс </text:p>
      <text:p text:style-name="P84">Време за триене: <text:s/><text:span text:style-name="T49">34 047 809</text:span>мс</text:p>
      <text:p text:style-name="P81"/>
      <text:p text:style-name="P81"><text:span text:style-name="T15">2. П</text:span>ри <text:span text:style-name="T2">случайно генерирани ключове</text:span> с 99999 елемента:</text:p>
      <text:p text:style-name="P85">Време за добавяне на елементите: <text:span text:style-name="T49">38 568</text:span>мс</text:p>
      <text:p text:style-name="P86">Време за търсене по ключ: <text:span text:style-name="T49">70 346</text:span>мс </text:p>
      <text:p text:style-name="P87">Време за триене: средно <text:span text:style-name="T49">56 284</text:span>м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6:17:45.093970713</meta:creation-date>
    <dc:date>2018-02-15T12:38:19.940002572</dc:date>
    <meta:editing-duration>PT6H14M46S</meta:editing-duration>
    <meta:editing-cycles>182</meta:editing-cycles>
    <meta:generator>LibreOffice/5.2.7.2$Linux_X86_64 LibreOffice_project/20m0$Build-2</meta:generator>
    <meta:document-statistic meta:table-count="1" meta:image-count="0" meta:object-count="0" meta:page-count="3" meta:paragraph-count="172" meta:word-count="774" meta:character-count="4140" meta:non-whitespace-character-count="3519"/>
  </office:meta>
</office:document-meta>
</file>